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Standard" style:master-page-name="Index">
      <style:paragraph-properties style:page-number="auto"/>
    </style:style>
    <style:style style:name="P12" style:family="paragraph" style:parent-style-name="Standard" style:list-style-name=""/>
    <style:style style:name="P13" style:family="paragraph" style:parent-style-name="Standard" style:list-style-name="">
      <style:paragraph-properties fo:line-height="100%">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Heading_20_1" style:list-style-name="">
      <style:paragraph-properties fo:line-height="100%" fo:break-before="page">
        <style:tab-stops/>
      </style:paragraph-properties>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style:text-underline-style="solid" style:text-underline-width="auto" style:text-underline-color="font-color"/>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rc1</text:p>
      <text:p text:style-name="P6">Native Microsoft Outlook Configuration Guide</text:p>
      <text:p text:style-name="P2"/>
      <text:p text:style-name="P11">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rc1 – April 2012</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4"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rc1</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Debian 6.0 (“Squeeze”) and Ubuntu 11.10 (“Oneiric Ocelot”)</text:h>
      <text:p text:style-name="Standard">Samba4, OpenChange and SOGo and the SOGo OpenChange backend are now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text:span>.</text:p>
      <text:p text:style-name="Standard">Once the packages are installed, refer to the Configuration chapter from this guide.</text:p>
      <text:h text:style-name="Heading_20_2" text:outline-level="2"><text:soft-page-break/>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7" text:outline-level="2">Samba 4</text:h>
      <text:p text:style-name="Text_20_body">First, we need to <text:span text:style-name="T1">checkou</text:span>t the source from the <text:span text:style-name="Emphasis"><text:span text:style-name="T4">SOGo</text:span></text:span> branch<text:bookmark text:name="line-21"/><text:bookmark text:name="line-20"/><text:bookmark text:name="line-19"/><text:bookmark text:name="line-18"/><text:bookmark text:name="line-17"/> of the OpenChange's SVN server:</text:p>
      <text:p text:style-name="Code"><text:bookmark text:name="line-1-1"/>mkdir openchange</text:p>
      <text:p text:style-name="Code"><text:bookmark text:name="line-2-1"/>cd openchange</text:p>
      <text:p text:style-name="Code"><text:bookmark text:name="line-3-1"/>svn co -r 3923 https://svn.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34"/><text:bookmark text:name="line-33"/><text:bookmark text:name="line-32"/><text:bookmark text:name="line-31"/><text:bookmark text:name="line-30"/><text:bookmark text:name="line-29"/><text:bookmark text:name="line-28"/><text:bookmark text:name="line-27"/><text:bookmark text:name="line-26"/>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6"/><text:bookmark text:name="line-35"/>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text:span text:style-name="T2">samba-4.0.0alpha17</text:span>. This is defined in <text:span text:style-name="Code_20__28_inline_29_">script/samba4_ver.sh</text:span><text:bookmark text:name="line-40"/><text:bookmark text:name="line-39"/></text:p>
      <text:p text:style-name="Code"><text:bookmark text:name="line-1-3"/><text:bookmark text:name="line-44"/><text:bookmark text:name="line-43"/><text:bookmark text:name="line-42"/><text:bookmark text:name="line-41"/>cd sogo</text:p>
      <text:p text:style-name="Code"><text:bookmark text:name="line-2-3"/>make samba</text:p>
      <text:p text:style-name="Code"><text:bookmark text:name="line-3-3"/>sudo ldconfig</text:p>
      <text:p text:style-name="Code"/>
      <text:p text:style-name="Text_20_body"><text:bookmark text:name="line-62"/><text:bookmark text:name="line-61"/>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9"/><text:bookmark text:name="line-68"/><text:span text:style-name="Teletype"><text:span text:style-name="T7"/></text:span></text:p>
      <text:p text:style-name="Text_20_body">This should yield an output similar to the following: <text:bookmark text:name="line-111"/><text:bookmark text:name="line-110"/><text:bookmark text:name="line-109"/><text:bookmark text:name="line-108"/><text:bookmark text:name="line-107"/><text:bookmark text:name="line-106"/><text:bookmark text:name="line-105"/><text:bookmark text:name="line-104"/><text:bookmark text:name="line-103"/><text:bookmark text:name="line-102"/><text:bookmark text:name="line-101"/><text:bookmark text:name="line-100"/><text:bookmark text:name="line-99"/><text:bookmark text:name="line-98"/><text:bookmark text:name="line-97"/><text:bookmark text:name="line-96"/><text:bookmark text:name="line-95"/><text:bookmark text:name="line-94"/><text:bookmark text:name="line-93"/><text:bookmark text:name="line-92"/><text:bookmark text:name="line-91"/><text:bookmark text:name="line-90"/><text:bookmark text:name="line-89"/><text:bookmark text:name="line-88"/><text:bookmark text:name="line-87"/><text:bookmark text:name="line-86"/><text:bookmark text:name="line-85"/><text:bookmark text:name="line-84"/><text:bookmark text:name="line-83"/><text:bookmark text:name="line-82"/><text:bookmark text:name="line-81"/><text:bookmark text:name="line-80"/><text:bookmark text:name="line-79"/><text:bookmark text:name="line-78"/><text:bookmark text:name="line-77"/><text:bookmark text:name="line-76"/><text:bookmark text:name="line-75"/><text:bookmark text:name="line-74"/><text:bookmark text:name="line-73"/><text:bookmark text:name="line-72"/><text:bookmark text:name="line-71"/><text:bookmark text:name="line-70"/></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3"/><text:bookmark text:name="line-112"/>Compile and inst<text:span text:style-name="T9">all </text:span><text:a xlink:type="simple" xlink:href="http://wiki.sogo.nu/OpenChange"><text:span text:style-name="T10">OpenChange</text:span></text:a><text:span text:style-name="T9">: </text:span><text:bookmark text:name="line-115"/><text:bookmark text:name="line-114"/></text:p>
      <text:p text:style-name="Code"><text:bookmark text:name="line-1-6"/><text:bookmark text:name="line-119"/><text:bookmark text:name="line-118"/><text:bookmark text:name="line-117"/><text:bookmark text:name="line-116"/>make</text:p>
      <text:p text:style-name="Code"><text:bookmark text:name="line-2-6"/>sudo make install</text:p>
      <text:p text:style-name="Code"><text:bookmark text:name="line-3-6"/>sudo ldconfig</text:p>
      <text:p text:style-name="Code"/>
      <text:h text:style-name="P17" text:outline-level="2">SOGo and SOPE</text:h>
      <text:p text:style-name="Standard">First, you must get the SOGo and SOPE sources from Inverse's source repository. <text:bookmark text:name="line-139"/><text:bookmark text:name="line-138"/><text:bookmark text:name="line-137"/><text:bookmark text:name="line-136"/><text:bookmark text:name="line-135"/><text:bookmark text:name="line-134"/><text:bookmark text:name="line-133"/><text:bookmark text:name="line-132"/></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19df67a347106e2e3f51c36766416cf4c3279bee</text:p>
      <text:p text:style-name="Code"><text:bookmark text:name="line-6-4"/>mtn --db=~/db.mtn checkout --branch ca.inverse.sope SOPE --revision 000e03baf62d699266017ea7e9681fbbfe262382</text:p>
      <text:p text:style-name="Code"/>
      <text:p text:style-name="Text_20_body"><text:bookmark text:name="line-141"/><text:bookmark text:name="line-140"/>SOPE has to be installed first since SOGo depends on it: <text:bookmark text:name="line-147"/><text:bookmark text:name="line-146"/><text:bookmark text:name="line-145"/><text:bookmark text:name="line-144"/><text:bookmark text:name="line-143"/><text:bookmark text:name="line-142"/></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9"/><text:bookmark text:name="line-148"/>Compile and install SOGo: <text:bookmark text:name="line-155"/><text:bookmark text:name="line-154"/><text:bookmark text:name="line-153"/><text:bookmark text:name="line-152"/><text:bookmark text:name="line-151"/><text:bookmark text:name="line-150"/></text:p>
      <text:p text:style-name="Code"><text:bookmark text:name="line-1-9"/>cd ../SOGo</text:p>
      <text:p text:style-name="Code"><text:bookmark text:name="line-2-9"/>./configure --enable-debug</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9"/><text:bookmark text:name="line-168"/><text:bookmark text:name="line-167"/><text:bookmark text:name="line-166"/><text:bookmark text:name="line-165"/>:</text:p>
      <text:p text:style-name="Code"><text:bookmark text:name="line-1-10"/>cd OpenChange</text:p>
      <text:p text:style-name="Code"><text:bookmark text:name="line-2-10"/>make</text:p>
      <text:p text:style-name="Code">sudo PKG_CONFIG_PATH=$PKG_CONFIG_PATH make install</text:p>
      <text:h text:style-name="P15"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Run the following commands as root: <text:bookmark text:name="line-177"/><text:bookmark text:name="line-176"/><text:bookmark text:name="line-175"/><text:bookmark text:name="line-174"/></text:p>
      <text:p text:style-name="Code">provision --realm=example.com –domain=OPENCHANGE --adminpass='%1OpenChange' --server-role='domain controller'</text:p>
      <text:p text:style-name="Code"><text:bookmark text:name="line-188"/><text:bookmark text:name="line-187"/></text:p>
      <text:p text:style-name="Standard">Provision the OpenChange server by running the following commands: <text:bookmark text:name="line-207"/><text:bookmark text:name="line-206"/><text:bookmark text:name="line-205"/><text:bookmark text:name="line-204"/><text:bookmark text:name="line-203"/><text:bookmark text:name="line-202"/><text:bookmark text:name="line-201"/><text:bookmark text:name="line-200"/><text:bookmark text:name="line-199"/><text:bookmark text:name="line-198"/><text:bookmark text:name="line-197"/><text:bookmark text:name="line-196"/><text:bookmark text:name="line-195"/><text:bookmark text:name="line-194"/><text:bookmark text:name="line-193"/><text:bookmark text:name="line-192"/><text:bookmark text:name="line-191"/><text:bookmark text:name="line-190"/><text:bookmark text:name="line-189"/></text:p>
      <text:p text:style-name="Code">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text:soft-page-break/>[+]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9"/><text:bookmark text:name="line-208"/>Provision the OpenChange database: <text:bookmark text:name="line-225"/><text:bookmark text:name="line-224"/><text:bookmark text:name="line-223"/><text:bookmark text:name="line-222"/><text:bookmark text:name="line-221"/><text:bookmark text:name="line-220"/><text:bookmark text:name="line-219"/><text:bookmark text:name="line-218"/><text:bookmark text:name="line-217"/><text:bookmark text:name="line-216"/><text:bookmark text:name="line-215"/><text:bookmark text:name="line-214"/><text:bookmark text:name="line-213"/><text:bookmark text:name="line-212"/><text:bookmark text:name="line-211"/><text:bookmark text:name="line-210"/></text:p>
      <text:p text:style-name="Code">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5"/><text:bookmark text:name="line-304"/></text:p>
      <text:h text:style-name="Heading_20_2" text:outline-level="2"><text:bookmark text:name="Samba_Configuration"/>Samba 4 Configuration</text:h>
      <text:p text:style-name="Text_20_body"><text:bookmark text:name="line-307"/><text:bookmark text:name="line-306"/>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6"/><text:bookmark text:name="line-315"/>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20"/><text:bookmark text:name="line-319"/><text:bookmark text:name="line-318"/></text:p>
      <text:p text:style-name="Code"><text:bookmark text:name="line-1-20"/>ln -s ~sogo/GNUstep /root/ </text:p>
      <text:p text:style-name="Code"/>
      <text:p text:style-name="Text_20_body"><text:bookmark text:name="line-322"/><text:bookmark text:name="line-321"/>Start Samba 4 : <text:bookmark text:name="line-325"/><text:bookmark text:name="line-324"/><text:bookmark text:name="line-323"/></text:p>
      <text:p text:style-name="Code"><text:bookmark text:name="line-1-21"/>sudo samba -d5 -i -M single</text:p>
      <text:p text:style-name="Code"/>
      <text:p text:style-name="Text_20_body"><text:bookmark text:name="line-327"/><text:bookmark text:name="line-326"/>At this point Samba 4 should be running in the frontend in interactive mode. <text:bookmark text:name="line-328"/>The logs can be found in <text:span text:style-name="Code_20__28_inline_29_">/usr/local/samba/var/samba.log</text:span> when Samba 4 runs daemonized.</text:p>
      <text:p text:style-name="Standard">Alternatively, you can create the following Upstart script in <text:span text:style-name="Code_20__28_inline_29_">/etc/init/openchange.conf</text:span>:</text:p>
      <text:p text:style-name="Code"><text:soft-page-break/>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P16"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92"/><text:bookmark text:name="line-291"/><text:bookmark text:name="line-290"/><text:bookmark text:name="line-289"/><text:bookmark text:name="line-288"/><text:bookmark text:name="line-287"/><text:bookmark text:name="line-286"/><text:bookmark text:name="line-285"/><text:bookmark text:name="line-284"/><text:bookmark text:name="line-283"/><text:bookmark text:name="line-282"/><text:bookmark text:name="line-281"/><text:bookmark text:name="line-280"/></text:p>
      <text:p text:style-name="Code"><text:bookmark text:name="line-1-17"/># add user to samba</text:p>
      <text:p text:style-name="Code">samba-tool domain passwordsettings set --complexity=off</text:p>
      <text:p text:style-name="Code">samba-tool domain passwordsettings set --min-pwd-length=1</text:p>
      <text:p text:style-name="Code">samba-tool user add &lt;username&gt;</text:p>
      <text:p text:style-name="Code">samba-tool user setexpiry &lt;username&gt; --noexpiry </text:p>
      <text:p text:style-name="Code"><text:bookmark text:name="line-4-10"/></text:p>
      <text:p text:style-name="Code"><text:bookmark text:name="line-5-8"/># create user in openchange</text:p>
      <text:p text:style-name="Code">openchange_newuser --create &lt;username&gt;</text:p>
      <text:p text:style-name="Code"/>
      <text:p text:style-name="Standard"><text:bookmark text:name="line-294"/><text:bookmark text:name="line-293"/><text:span text:style-name="T12">Important note</text:span>: the mode of authentication in use by Windows with Samba and Exchange servers prevent the backend from actually knowing the real password being used by the user. This implies that the IMAP server configured for use by the SOGo backend must accept any password from the host on which Samba is running. Due to the different type of IMAP servers, it is left to the reader to find a way to implement this securely in her/his installation.</text:p>
      <text:h text:style-name="P16"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7"/><text:bookmark text:name="line-336"/><text:bookmark text:name="line-335"/>file in order to associate the IP address with the right DNS name:</text:p>
      <text:p text:style-name="Code">192.168.1.1<text:tab/><text:tab/>sogo.example.com</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2" text:outline-level="1">Start Microsoft Outlook and enter your username and password. It should will start to synchronize your mailbox. This could take a long time if you have many emails, events, tasks and contacts.</text:h>
      <text:h text:style-name="P16"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3" text:outline-level="1">The current version of the Native Microsoft Outlook compatibility layer has some limitations.</text:h>
      <text:h text:style-name="P13" text:outline-level="1">Those limitations will be overcome in the upcoming release candidates.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the “Offline Address Book” are normal and can be ignored for now.</text:p>
      <text:p text:style-name="List"><text:span text:style-name="T4">❏<text:tab/>If you face strange issues from Microsoft Outlook, you might want to remove any data </text:span><text:span text:style-name="T4">associated with the user from the SOGo server and recreate a Microsoft </text:span><text:span text:style-name="T4">Outlook profile. To </text:span><text:span text:style-name="T4">remove any data associated to a user, remove the </text:span><text:span text:style-name="T6">content (and not the directories </text:span><text:span text:style-name="T6">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text:soft-page-break/>Mail</text:h>
      <text:p text:style-name="List">❏<text:tab/>Sharing mail folders is not supported.</text:p>
      <text:h text:style-name="Heading_20_3" text:outline-level="3">Calendar</text:h>
      <text:p text:style-name="List">❏<text:tab/>Free-busy information will not be displayed properly on Outlook 2007 and 2010</text:p>
      <text:p text:style-name="List">❏<text:tab/>Labels will not work.</text:p>
      <text:h text:style-name="Heading_20_3" text:outline-level="3">Tasks</text:h>
      <text:p text:style-name="List">❏<text:tab/>Tasks with start/due dates created from Outlook might not appear correctly in SOGo due to a timezone issue.</text:p>
      <text:p text:style-name="List">❏<text:tab/>Reminders are not yet supported.</text:p>
      <text:h text:style-name="Heading_20_3" text:outline-level="3">Contacts</text:h>
      <text:p text:style-name="List">❏<text:tab/>Categories will not work.</text:p>
      <text:p text:style-name="List">❏<text:tab/>Under Microsoft Outlook 2010, the special folder “Suggested Contacts” will not work.</text:p>
      <text:h text:style-name="Heading_20_3" text:outline-level="3">Notes</text:h>
      <text:p text:style-name="List">❏<text:tab/>Notes are not synchronized in any ways with SOGo. The current version of SOGo lacks support for notes.</text:p>
      <text:p text:style-name="List"/>
      <text:h text:style-name="P13" text:outline-level="1">If you notice anything else, please send contact Inverse by sending an email to <text:a xlink:type="simple" xlink:href="mailto:support@inverse.ca">support@inverse.ca</text:a>.</text:h>
      <text:h text:style-name="P15"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tab/><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295</meta:editing-cycles>
    <meta:editing-duration>P2DT6H56M56S</meta:editing-duration>
    <dc:date>2012-04-11T16:09:37</dc:date>
    <meta:document-statistic meta:table-count="0" meta:image-count="2" meta:object-count="0" meta:page-count="19" meta:paragraph-count="268" meta:word-count="2477" meta:character-count="18025"/>
    <meta:user-defined meta:name="Info 1"/>
    <meta:user-defined meta:name="Info 2"/>
    <meta:user-defined meta:name="Info 3"/>
    <meta:user-defined meta:name="Info 4"/>
  </office:meta>
</office:document-meta>
</file>